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9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0" style:family="text">
      <style:text-properties fo:font-size="8pt" style:font-size-asian="8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officeooo:rsid="0007ca56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7202387496320" text:id="ct10720238749632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7202387430800" text:id="ct10720238743080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7202387396064" text:id="ct1072023873960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7202387438080" text:id="ct10720238743808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7202387439536" text:id="ct107202387439536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7202387496320"/><text:change-start text:change-id="ct107202387430800"/>Adopt<text:change-end text:change-id="ct107202387430800"/>ed<text:change-start text:change-id="ct107202387396064"/> as a <text:change-end text:change-id="ct107202387396064"/>NMRA <text:span text:style-name="T15">Technical Note</text:span></text:h>
      </text:section>
      <text:p text:style-name="Standard">The OpenLCB Standard document appended to this cover sheet has been formally adopted as a NMRA Standard by the NMRA Board of Directors on the date shown in the <text:span text:style-name="T14">Adopted</text:span> column in the <text:span text:style-name="T13">Version History</text:span> table below.</text:p>
      <text:h text:style-name="Heading_20_1" text:outline-level="1"><text:change text:change-id="ct107202387438080"/><text:change-start text:change-id="ct107202387439536"/>Version History<text:change-end text:change-id="ct107202387439536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Z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2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18T19:25:38.290951307" text:date-adjust="PT1440H00M00S">Apr 19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Technical Note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Event Identifiers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9.7.0.4-TN</text:span><text:span text:style-name="MT11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2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7</meta:editing-cycles>
    <meta:editing-duration>PT19H53M24S</meta:editing-duration>
    <meta:generator>LibreOffice/4.4.0.3$MacOSX_X86_64 LibreOffice_project/de093506bcdc5fafd9023ee680b8c60e3e0645d7</meta:generator>
    <dc:date>2015-02-18T19:25:38.198115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7" meta:character-count="464" meta:non-whitespace-character-count="394"/>
  </office:meta>
</office:document-meta>
</file>